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2000000020045441B21207A606D.png" manifest:media-type="image/png"/>
  <manifest:file-entry manifest:full-path="Pictures/100000000000003400000034A92EF7F05F0F49A3.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000000190000003C95BEE9E7D7389125B.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1B0000001B287AF165D70BA09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06C000000325258C43C9229C72D.png" manifest:media-type="image/png"/>
  <manifest:file-entry manifest:full-path="Pictures/1000000100000066000000700B64205ABB71E86D.png" manifest:media-type="image/png"/>
  <manifest:file-entry manifest:full-path="Pictures/10000000000000C00000006CE4E50C78B4FC0E00.png" manifest:media-type="image/png"/>
  <manifest:file-entry manifest:full-path="Pictures/10000001000000460000003DBC1D2AB29FFE3762.png" manifest:media-type="image/png"/>
  <manifest:file-entry manifest:full-path="Pictures/10000001000000460000003CD2F4C569ACE27708.png" manifest:media-type="image/png"/>
  <manifest:file-entry manifest:full-path="Pictures/10000001000000450000003D86BFD650C522F285.png" manifest:media-type="image/png"/>
  <manifest:file-entry manifest:full-path="Pictures/100000010000001C0000001CDD80EB32C440987F.png" manifest:media-type="image/png"/>
  <manifest:file-entry manifest:full-path="Pictures/10000001000001E100000312878D9D1A6C9A671F.png" manifest:media-type="image/png"/>
  <manifest:file-entry manifest:full-path="Pictures/10000000000000340000003479EC07C0BF73B586.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0"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2"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13"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6"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7" style:family="paragraph" style:parent-style-name="Standard">
      <style:paragraph-properties fo:margin-top="0.101cm" fo:margin-bottom="0.101cm" style:contextual-spacing="false"/>
      <style:text-properties fo:language="it" fo:country="IT"/>
    </style:style>
    <style:style style:name="P18" style:family="paragraph" style:parent-style-name="Standard">
      <style:paragraph-properties fo:margin-top="0.101cm" fo:margin-bottom="0.101cm" style:contextual-spacing="false"/>
      <style:text-properties fo:language="it" fo:country="IT" officeooo:paragraph-rsid="0077da0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it" fo:country="IT" officeooo:paragraph-rsid="00c9dbf8"/>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it" fo:country="IT"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4"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5"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6"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7" style:family="paragraph" style:parent-style-name="Standard">
      <style:paragraph-properties fo:margin-top="0.4cm" fo:margin-bottom="0cm" style:contextual-spacing="false"/>
      <style:text-properties fo:language="it" fo:country="IT"/>
    </style:style>
    <style:style style:name="P28" style:family="paragraph" style:parent-style-name="Standard">
      <style:paragraph-properties fo:margin-top="0cm" fo:margin-bottom="0cm" style:contextual-spacing="false"/>
      <style:text-properties fo:language="it" fo:country="IT"/>
    </style:style>
    <style:style style:name="P29" style:family="paragraph" style:parent-style-name="Standard">
      <style:paragraph-properties fo:margin-top="0.3cm" fo:margin-bottom="0.101cm" style:contextual-spacing="false"/>
      <style:text-properties fo:language="it" fo:country="IT"/>
    </style:style>
    <style:style style:name="P30" style:family="paragraph" style:parent-style-name="Standard">
      <style:paragraph-properties fo:margin-top="0.3cm" fo:margin-bottom="0.101cm" style:contextual-spacing="false"/>
      <style:text-properties fo:language="it" fo:country="IT" officeooo:rsid="003fc329" officeooo:paragraph-rsid="0067b841"/>
    </style:style>
    <style:style style:name="P31" style:family="paragraph" style:parent-style-name="Standard">
      <style:text-properties fo:language="it" fo:country="IT" officeooo:paragraph-rsid="00dcde8e"/>
    </style:style>
    <style:style style:name="P32" style:family="paragraph" style:parent-style-name="Standard">
      <style:paragraph-properties fo:margin-top="0cm" fo:margin-bottom="0cm" style:contextual-spacing="false"/>
      <style:text-properties fo:language="it" fo:country="IT" officeooo:paragraph-rsid="00d76dc7"/>
    </style:style>
    <style:style style:name="P33" style:family="paragraph" style:parent-style-name="Text_20_body">
      <style:paragraph-properties fo:margin-top="0.3cm" fo:margin-bottom="0.101cm" style:contextual-spacing="false"/>
      <style:text-properties fo:language="it" fo:country="IT" officeooo:paragraph-rsid="00d76dc7"/>
    </style:style>
    <style:style style:name="P34"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5" style:family="paragraph" style:parent-style-name="Standard">
      <style:text-properties fo:language="it" fo:country="IT" fo:font-weight="normal" officeooo:paragraph-rsid="00dcde8e" style:font-weight-asian="normal" style:font-weight-complex="normal"/>
    </style:style>
    <style:style style:name="P36" style:family="paragraph" style:parent-style-name="Text_20_body">
      <style:text-properties fo:language="it" fo:country="IT"/>
    </style:style>
    <style:style style:name="P37" style:family="paragraph" style:parent-style-name="Standard">
      <style:text-properties fo:font-size="15pt" fo:language="it" fo:country="IT" style:font-size-asian="15pt" style:font-size-complex="15pt"/>
    </style:style>
    <style:style style:name="P38" style:family="paragraph" style:parent-style-name="Standard">
      <style:text-properties fo:font-size="15pt" fo:language="it" fo:country="IT" officeooo:paragraph-rsid="00bd843c" style:font-size-asian="15pt" style:font-size-complex="15pt"/>
    </style:style>
    <style:style style:name="P39"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40"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41" style:family="paragraph" style:parent-style-name="Standard">
      <style:paragraph-properties fo:margin-top="0cm" fo:margin-bottom="0cm" style:contextual-spacing="false"/>
      <style:text-properties fo:font-size="15pt" fo:language="it" fo:country="IT" style:font-size-asian="15pt" style:font-size-complex="15pt"/>
    </style:style>
    <style:style style:name="P42" style:family="paragraph" style:parent-style-name="Text_20_body">
      <style:text-properties fo:font-size="15pt" fo:language="it" fo:country="IT" style:font-size-asian="15pt" style:font-size-complex="15pt"/>
    </style:style>
    <style:style style:name="P43"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4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45"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6"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47"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8"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5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5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6"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7"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8" style:family="paragraph" style:parent-style-name="Standard">
      <style:paragraph-properties fo:margin-top="0cm" fo:margin-bottom="0.101cm" style:contextual-spacing="false"/>
      <style:text-properties fo:color="#1c1c1c" loext:opacity="100%" fo:language="it" fo:country="IT" officeooo:paragraph-rsid="003c5794"/>
    </style:style>
    <style:style style:name="P59" style:family="paragraph" style:parent-style-name="Text_20_body">
      <style:paragraph-properties fo:margin-top="0.101cm" fo:margin-bottom="0.4cm" style:contextual-spacing="false"/>
      <style:text-properties fo:color="#1c1c1c" loext:opacity="100%" fo:language="it" fo:country="IT" officeooo:paragraph-rsid="00533db8"/>
    </style:style>
    <style:style style:name="P60"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1"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3"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6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6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66" style:family="paragraph" style:parent-style-name="Heading_20_1">
      <style:text-properties fo:language="it" fo:country="IT" officeooo:paragraph-rsid="003358cb"/>
    </style:style>
    <style:style style:name="P67" style:family="paragraph" style:parent-style-name="Heading_20_1">
      <style:paragraph-properties fo:margin-top="0cm" fo:margin-bottom="0.6cm" style:contextual-spacing="false" fo:break-before="page"/>
      <style:text-properties fo:language="it" fo:country="IT"/>
    </style:style>
    <style:style style:name="P68" style:family="paragraph" style:parent-style-name="Heading_20_1">
      <style:text-properties fo:language="it" fo:country="IT"/>
    </style:style>
    <style:style style:name="P69" style:family="paragraph" style:parent-style-name="Heading_20_1">
      <style:paragraph-properties fo:margin-top="0.499cm" fo:margin-bottom="0.801cm" style:contextual-spacing="false" fo:break-before="page"/>
      <style:text-properties fo:language="it" fo:country="IT"/>
    </style:style>
    <style:style style:name="P70"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71"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2"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3" style:family="paragraph" style:parent-style-name="Heading_20_1">
      <style:text-properties officeooo:rsid="00d1e05c" officeooo:paragraph-rsid="00e77ba1"/>
    </style:style>
    <style:style style:name="P74" style:family="paragraph" style:parent-style-name="Heading_20_2">
      <style:text-properties fo:language="it" fo:country="IT"/>
    </style:style>
    <style:style style:name="P75" style:family="paragraph" style:parent-style-name="Heading_20_2">
      <style:text-properties fo:language="it" fo:country="IT" officeooo:paragraph-rsid="003c5794"/>
    </style:style>
    <style:style style:name="P76"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77"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4" style:font-size-complex="14pt" style:font-style-complex="normal" style:font-weight-complex="bold"/>
    </style:style>
    <style:style style:name="P78"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4" style:font-size-complex="14pt" style:font-style-complex="normal" style:font-weight-complex="bold"/>
    </style:style>
    <style:style style:name="P79"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80" style:family="paragraph" style:parent-style-name="Standard" style:list-style-name="L3">
      <style:text-properties fo:language="it" fo:country="IT" officeooo:paragraph-rsid="007a4d63"/>
    </style:style>
    <style:style style:name="P81" style:family="paragraph" style:parent-style-name="Standard" style:list-style-name="L3">
      <style:paragraph-properties fo:margin-top="0.4cm" fo:margin-bottom="0.101cm" style:contextual-spacing="false"/>
      <style:text-properties fo:language="it" fo:country="IT" officeooo:paragraph-rsid="0078b591"/>
    </style:style>
    <style:style style:name="P82" style:family="paragraph" style:parent-style-name="Standard" style:list-style-name="L3">
      <style:text-properties fo:language="it" fo:country="IT" officeooo:paragraph-rsid="0078b591"/>
    </style:style>
    <style:style style:name="P83" style:family="paragraph" style:parent-style-name="Standard">
      <style:text-properties fo:language="it" fo:country="IT"/>
    </style:style>
    <style:style style:name="P84" style:family="paragraph" style:parent-style-name="Standard" style:list-style-name="L3">
      <style:text-properties fo:color="#1c1c1c" loext:opacity="100%" fo:language="it" fo:country="IT" officeooo:paragraph-rsid="00ddce56"/>
    </style:style>
    <style:style style:name="P85" style:family="paragraph" style:parent-style-name="Standard" style:list-style-name="L3">
      <style:text-properties fo:color="#1c1c1c" loext:opacity="100%" fo:language="it" fo:country="IT" officeooo:paragraph-rsid="003c5794"/>
    </style:style>
    <style:style style:name="P86" style:family="paragraph" style:parent-style-name="Standard" style:list-style-name="L3">
      <style:paragraph-properties fo:margin-top="0.4cm" fo:margin-bottom="0.101cm" style:contextual-spacing="false"/>
      <style:text-properties fo:color="#1c1c1c" loext:opacity="100%" fo:language="it" fo:country="IT" officeooo:paragraph-rsid="003c5794"/>
    </style:style>
    <style:style style:name="P87" style:family="paragraph" style:parent-style-name="Standard" style:list-style-name="L3">
      <style:paragraph-properties fo:margin-top="0.101cm" fo:margin-bottom="0.101cm" style:contextual-spacing="false"/>
      <style:text-properties fo:color="#1c1c1c" loext:opacity="100%" fo:language="it" fo:country="IT" officeooo:paragraph-rsid="003c5794"/>
    </style:style>
    <style:style style:name="P88" style:family="paragraph" style:parent-style-name="Standard" style:list-style-name="L3">
      <style:text-properties fo:color="#1c1c1c" loext:opacity="100%" fo:language="it" fo:country="IT" officeooo:paragraph-rsid="007a4d63"/>
    </style:style>
    <style:style style:name="P89" style:family="paragraph" style:parent-style-name="Standard" style:list-style-name="L3">
      <style:text-properties fo:color="#1c1c1c" loext:opacity="100%" fo:language="it" fo:country="IT" officeooo:paragraph-rsid="00b9f1cb"/>
    </style:style>
    <style:style style:name="P90"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fo:language="it" fo:country="IT" officeooo:paragraph-rsid="003c5794"/>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93"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94"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4" style:font-size-complex="15pt" style:font-style-complex="normal" style:font-weight-complex="normal"/>
    </style:style>
    <style:style style:name="P95"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96" style:family="paragraph" style:parent-style-name="Text_20_body">
      <style:text-properties fo:font-size="15pt" fo:language="fr" fo:country="FR" fo:font-weight="bold" officeooo:rsid="00cd57d5" officeooo:paragraph-rsid="00e77ba1" style:font-size-asian="15pt" style:font-weight-asian="bold" style:font-size-complex="15pt" style:font-weight-complex="bold"/>
    </style:style>
    <style:style style:name="P97" style:family="paragraph" style:parent-style-name="Text_20_body">
      <style:text-properties fo:language="fr" fo:country="FR" fo:font-weight="bold" officeooo:paragraph-rsid="00e77ba1" style:font-weight-asian="bold" style:font-weight-complex="bold"/>
    </style:style>
    <style:style style:name="P98"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3dbbe" officeooo:paragraph-rsid="00e77ba1"/>
    </style:style>
    <style:style style:name="P99"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d1e05c" officeooo:paragraph-rsid="00e77ba1"/>
    </style:style>
    <style:style style:name="P10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2110b" officeooo:paragraph-rsid="00e77ba1"/>
    </style:style>
    <style:style style:name="P101"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e77ba1"/>
    </style:style>
    <style:style style:name="P102"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3dbbe" officeooo:paragraph-rsid="00e77ba1"/>
    </style:style>
    <style:style style:name="P103" style:family="paragraph">
      <style:paragraph-properties fo:text-align="center" style:writing-mode="lr-tb"/>
      <style:text-properties style:font-name="OpenSymbol1"/>
    </style:style>
    <style:style style:name="P104" style:family="paragraph">
      <loext:graphic-properties draw:fill-color="#eeeeee"/>
      <style:paragraph-properties fo:text-align="center" style:writing-mode="lr-tb"/>
      <style:text-properties style:font-name="OpenSymbol1"/>
    </style:style>
    <style:style style:name="P105"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6"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7" style:family="paragraph">
      <style:paragraph-properties fo:margin-top="0cm" fo:margin-bottom="0cm" fo:line-height="0.499cm" fo:text-align="center" style:writing-mode="lr-tb"/>
      <style:text-properties style:font-name="Calibri"/>
    </style:style>
    <style:style style:name="P108" style:family="paragraph">
      <loext:graphic-properties draw:fill-color="#f6f6f6" draw:opacity="100%"/>
      <style:paragraph-properties fo:margin-top="0cm" fo:margin-bottom="0cm" fo:line-height="0.499cm" fo:text-align="center" style:writing-mode="lr-tb"/>
      <style:text-properties style:font-name="Calibri"/>
    </style:style>
    <style:style style:name="P109"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10"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11" style:family="paragraph">
      <style:paragraph-properties fo:margin-top="0cm" fo:margin-bottom="0cm" fo:line-height="0.499cm" fo:text-align="center" style:writing-mode="lr-tb"/>
      <style:text-properties style:font-name="Courier New1"/>
    </style:style>
    <style:style style:name="P112" style:family="paragraph">
      <loext:graphic-properties draw:fill-color="#f6f6f6" draw:opacity="100%"/>
      <style:paragraph-properties fo:margin-top="0cm" fo:margin-bottom="0cm" fo:line-height="0.499cm" fo:text-align="center" style:writing-mode="lr-tb"/>
      <style:text-properties style:font-name="Courier New1"/>
    </style:style>
    <style:style style:name="P113" style:family="paragraph">
      <style:paragraph-properties fo:margin-top="0cm" fo:margin-bottom="0cm" fo:line-height="0.88cm" fo:text-align="center" style:writing-mode="lr-tb"/>
      <style:text-properties style:font-name="Calibri" fo:font-size="12pt"/>
    </style:style>
    <style:style style:name="P114"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15" style:family="paragraph">
      <style:paragraph-properties fo:text-align="center" style:writing-mode="lr-tb"/>
      <style:text-properties style:font-name="Liberation Sans"/>
    </style:style>
    <style:style style:name="P116" style:family="paragraph">
      <loext:graphic-properties draw:fill-color="#eeeeee"/>
      <style:paragraph-properties fo:text-align="center" style:writing-mode="lr-tb"/>
      <style:text-properties style:font-name="Liberation Sans"/>
    </style:style>
    <style:style style:name="P117" style:family="paragraph">
      <style:paragraph-properties fo:line-height="0.499cm" fo:text-align="center" style:writing-mode="lr-tb"/>
      <style:text-properties style:font-name="Calibri" fo:font-weight="normal" style:font-weight-asian="normal" style:font-weight-complex="normal"/>
    </style:style>
    <style:style style:name="P118"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9" style:family="paragraph">
      <loext:graphic-properties draw:fill-color="#eeeeee"/>
      <style:paragraph-properties fo:text-align="center" style:writing-mode="lr-tb"/>
      <style:text-properties style:font-name="Calibri" fo:font-weight="normal" style:font-weight-asian="normal" style:font-weight-complex="normal"/>
    </style:style>
    <style:style style:name="P120" style:family="paragraph">
      <style:paragraph-properties fo:text-align="center" style:writing-mode="lr-tb"/>
      <style:text-properties style:font-name="Calibri" fo:font-weight="normal" style:font-weight-asian="normal" style:font-weight-complex="normal"/>
    </style:style>
    <style:style style:name="P121" style:family="paragraph">
      <style:paragraph-properties fo:margin-top="0cm" fo:margin-bottom="0cm" fo:line-height="0.499cm" fo:text-align="center" style:writing-mode="lr-tb"/>
      <style:text-properties fo:font-size="12pt"/>
    </style:style>
    <style:style style:name="P122" style:family="paragraph">
      <loext:graphic-properties draw:fill-color="#f6f6f6" draw:opacity="100%"/>
      <style:paragraph-properties fo:margin-top="0cm" fo:margin-bottom="0cm" fo:line-height="0.499cm" fo:text-align="center" style:writing-mode="lr-tb"/>
      <style:text-properties fo:font-size="12pt"/>
    </style:style>
    <style:style style:name="P123"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4"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25" style:family="paragraph">
      <style:paragraph-properties fo:margin-top="0.9cm" fo:margin-bottom="0cm" fo:text-align="center"/>
    </style:style>
    <style:style style:name="P126" style:family="paragraph">
      <style:paragraph-properties fo:margin-top="1cm" fo:margin-bottom="0cm" fo:text-align="center"/>
    </style:style>
    <style:style style:name="P127"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28" style:family="paragraph">
      <loext:graphic-properties draw:fill="gradient" draw:fill-gradient-name="Gradient_20_6" draw:opacity="95%"/>
      <style:paragraph-properties fo:text-align="center"/>
    </style:style>
    <style:style style:name="P129" style:family="paragraph">
      <loext:graphic-properties draw:fill="gradient" draw:fill-gradient-name="Gradient_20_12" draw:opacity="100%"/>
      <style:paragraph-properties style:writing-mode="lr-tb"/>
    </style:style>
    <style:style style:name="P130"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922943" style:font-style-asian="normal" style:font-weight-asian="normal" style:font-style-complex="normal" style:font-weight-complex="normal"/>
    </style:style>
    <style:style style:name="T19" style:family="text">
      <style:text-properties fo:font-style="normal" style:text-underline-style="none" fo:font-weight="normal" officeooo:rsid="00929d16" style:font-style-asian="normal" style:font-weight-asian="normal" style:font-style-complex="normal" style:font-weight-complex="normal"/>
    </style:style>
    <style:style style:name="T20" style:family="text">
      <style:text-properties fo:font-style="normal" style:text-underline-style="none" fo:font-weight="normal" officeooo:rsid="00939f9c" style:font-style-asian="normal" style:font-weight-asian="normal" style:font-style-complex="normal" style:font-weight-complex="normal"/>
    </style:style>
    <style:style style:name="T21" style:family="text">
      <style:text-properties fo:font-style="normal" style:text-underline-style="none" fo:font-weight="normal" officeooo:rsid="0094cba8" style:font-style-asian="normal" style:font-weight-asian="normal" style:font-style-complex="normal" style:font-weight-complex="normal"/>
    </style:style>
    <style:style style:name="T22" style:family="text">
      <style:text-properties fo:font-style="normal" style:text-underline-style="none" fo:font-weight="normal" officeooo:rsid="00a90d68" style:font-style-asian="normal" style:font-weight-asian="normal" style:font-style-complex="normal" style:font-weight-complex="normal"/>
    </style:style>
    <style:style style:name="T23" style:family="text">
      <style:text-properties fo:font-style="normal" style:text-underline-style="none" fo:font-weight="normal" officeooo:rsid="0016b381" style:font-style-asian="normal" style:font-weight-asian="normal" style:font-style-complex="normal" style:font-weight-complex="normal"/>
    </style:style>
    <style:style style:name="T24" style:family="text">
      <style:text-properties fo:font-style="normal" style:text-underline-style="none" fo:font-weight="normal" officeooo:rsid="00729846" style:font-style-asian="normal" style:font-weight-asian="normal" style:font-style-complex="normal" style:font-weight-complex="normal"/>
    </style:style>
    <style:style style:name="T25" style:family="text">
      <style:text-properties fo:font-style="normal" style:text-underline-style="none" fo:font-weight="normal" officeooo:rsid="00a385cc" style:font-style-asian="normal" style:font-weight-asian="normal" style:font-style-complex="normal" style:font-weight-complex="normal"/>
    </style:style>
    <style:style style:name="T26" style:family="text">
      <style:text-properties fo:font-style="normal" style:text-underline-style="none" fo:font-weight="normal" officeooo:rsid="007a7bf7" style:font-style-asian="normal" style:font-weight-asian="normal" style:font-style-complex="normal" style:font-weight-complex="normal"/>
    </style:style>
    <style:style style:name="T27" style:family="text">
      <style:text-properties fo:font-style="normal" style:text-underline-style="none" fo:font-weight="normal" officeooo:rsid="007b7fcb" style:font-style-asian="normal" style:font-weight-asian="normal" style:font-style-complex="normal" style:font-weight-complex="normal"/>
    </style:style>
    <style:style style:name="T28" style:family="text">
      <style:text-properties fo:font-style="normal" style:text-underline-style="none" fo:font-weight="normal" officeooo:rsid="007d4fe3" style:font-style-asian="normal" style:font-weight-asian="normal" style:font-style-complex="normal" style:font-weight-complex="normal"/>
    </style:style>
    <style:style style:name="T29" style:family="text">
      <style:text-properties fo:font-style="normal" style:text-underline-style="none" fo:font-weight="normal" officeooo:rsid="00990fb3" style:font-style-asian="normal" style:font-weight-asian="normal" style:font-style-complex="normal" style:font-weight-complex="normal"/>
    </style:style>
    <style:style style:name="T30" style:family="text">
      <style:text-properties fo:font-style="normal" style:text-underline-style="none" fo:font-weight="normal" officeooo:rsid="00a3ced1" style:font-style-asian="normal" style:font-weight-asian="normal" style:font-style-complex="normal" style:font-weight-complex="normal"/>
    </style:style>
    <style:style style:name="T31" style:family="text">
      <style:text-properties fo:font-style="normal" style:text-underline-style="none" fo:font-weight="normal" officeooo:rsid="0099d74d"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3f98de" style:font-style-asian="normal" style:font-weight-asian="normal" style:font-style-complex="normal" style:font-weight-complex="normal"/>
    </style:style>
    <style:style style:name="T34" style:family="text">
      <style:text-properties fo:font-style="normal" style:text-underline-style="none" fo:font-weight="normal" officeooo:rsid="004d2a14" style:font-style-asian="normal" style:font-weight-asian="normal" style:font-style-complex="normal" style:font-weight-complex="normal"/>
    </style:style>
    <style:style style:name="T35" style:family="text">
      <style:text-properties fo:font-style="normal" style:text-underline-style="none" fo:font-weight="normal" officeooo:rsid="00bec8b2" style:font-style-asian="normal" style:font-weight-asian="normal" style:font-style-complex="normal" style:font-weight-complex="normal"/>
    </style:style>
    <style:style style:name="T36" style:family="text">
      <style:text-properties fo:font-style="normal" style:text-underline-style="none" fo:font-weight="normal" officeooo:rsid="00c04467" style:font-style-asian="normal" style:font-weight-asian="normal" style:font-style-complex="normal" style:font-weight-complex="normal"/>
    </style:style>
    <style:style style:name="T37" style:family="text">
      <style:text-properties fo:font-style="normal" style:text-underline-style="none" fo:font-weight="normal" officeooo:rsid="00c1799d" style:font-style-asian="normal" style:font-weight-asian="normal" style:font-style-complex="normal" style:font-weight-complex="normal"/>
    </style:style>
    <style:style style:name="T38" style:family="text">
      <style:text-properties fo:font-style="normal" style:text-underline-style="none" fo:font-weight="normal" officeooo:rsid="00cc0d82"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0" style:family="text">
      <style:text-properties fo:font-style="italic" style:text-underline-style="none" fo:font-weight="normal" officeooo:rsid="006e2c06"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44" style:family="text">
      <style:text-properties officeooo:rsid="00929d16"/>
    </style:style>
    <style:style style:name="T45" style:family="text">
      <style:text-properties officeooo:rsid="001f014c"/>
    </style:style>
    <style:style style:name="T46"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47"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48"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49"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51"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52"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53"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54"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55" style:family="text">
      <style:text-properties fo:color="#1c1c1c" loext:opacity="100%"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56"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57"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58"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59"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60"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61"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62"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63"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64"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65"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66"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67"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68"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69"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70"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71"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72"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3" style:family="text">
      <style:text-properties fo:color="#1c1c1c" loext:opacity="100%" style:font-name="Courier New" officeooo:rsid="00536a29"/>
    </style:style>
    <style:style style:name="T74" style:family="text">
      <style:text-properties officeooo:rsid="001ed8e3"/>
    </style:style>
    <style:style style:name="T75"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76" style:family="text">
      <style:text-properties style:font-name="Courier New" fo:font-style="normal" style:text-underline-style="none" fo:font-weight="normal" style:font-style-asian="normal" style:font-weight-asian="normal" style:font-style-complex="normal" style:font-weight-complex="normal"/>
    </style:style>
    <style:style style:name="T77"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78" style:family="text">
      <style:text-properties officeooo:rsid="00642326"/>
    </style:style>
    <style:style style:name="T79" style:family="text">
      <style:text-properties officeooo:rsid="007c9c91"/>
    </style:style>
    <style:style style:name="T80" style:family="text">
      <style:text-properties officeooo:rsid="007dfbc2"/>
    </style:style>
    <style:style style:name="T81" style:family="text">
      <style:text-properties officeooo:rsid="00839ffd"/>
    </style:style>
    <style:style style:name="T82" style:family="text">
      <style:text-properties officeooo:rsid="008800e1"/>
    </style:style>
    <style:style style:name="T83" style:family="text">
      <style:text-properties officeooo:rsid="008aca45"/>
    </style:style>
    <style:style style:name="T84" style:family="text">
      <style:text-properties style:text-underline-style="solid" style:text-underline-width="auto" style:text-underline-color="font-color"/>
    </style:style>
    <style:style style:name="T85" style:family="text">
      <style:text-properties fo:font-weight="bold" officeooo:rsid="00bd9ae3" style:font-weight-asian="bold" style:font-weight-complex="bold"/>
    </style:style>
    <style:style style:name="T86" style:family="text">
      <style:text-properties officeooo:rsid="00b6c5a8"/>
    </style:style>
    <style:style style:name="T87" style:family="text">
      <style:text-properties officeooo:rsid="00bec8b2"/>
    </style:style>
    <style:style style:name="T88" style:family="text">
      <style:text-properties officeooo:rsid="00c04467"/>
    </style:style>
    <style:style style:name="T89" style:family="text">
      <style:text-properties officeooo:rsid="00c374cc"/>
    </style:style>
    <style:style style:name="T90" style:family="text">
      <style:text-properties officeooo:rsid="00c42b14"/>
    </style:style>
    <style:style style:name="T91" style:family="text">
      <style:text-properties officeooo:rsid="00c625b1"/>
    </style:style>
    <style:style style:name="T92" style:family="text">
      <style:text-properties officeooo:rsid="00c9dbf8"/>
    </style:style>
    <style:style style:name="T93" style:family="text">
      <style:text-properties officeooo:rsid="00cb93f2"/>
    </style:style>
    <style:style style:name="T94" style:family="text">
      <style:text-properties officeooo:rsid="00cc0d82"/>
    </style:style>
    <style:style style:name="T95"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96"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97"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98" style:family="text">
      <style:text-properties officeooo:rsid="00cb5730"/>
    </style:style>
    <style:style style:name="T99" style:family="text">
      <style:text-properties fo:font-weight="normal" officeooo:rsid="00bd9ae3" style:font-weight-asian="normal" style:font-weight-complex="normal"/>
    </style:style>
    <style:style style:name="T100" style:family="text">
      <style:text-properties fo:font-size="15pt" style:font-size-asian="15pt" style:font-size-complex="15pt"/>
    </style:style>
    <style:style style:name="T101" style:family="text">
      <style:text-properties fo:font-size="15pt" officeooo:rsid="00e5281b" style:font-size-asian="15pt" style:font-size-complex="15pt"/>
    </style:style>
    <style:style style:name="T102" style:family="text">
      <style:text-properties officeooo:rsid="00d2110b"/>
    </style:style>
    <style:style style:name="T103" style:family="text">
      <style:text-properties officeooo:rsid="00d2e217"/>
    </style:style>
    <style:style style:name="T104" style:family="text">
      <style:text-properties officeooo:rsid="00d3dbbe"/>
    </style:style>
    <style:style style:name="T105" style:family="text">
      <style:text-properties fo:color="#1c1c1c" loext:opacity="100%" style:font-name="OpenSymbol1" fo:font-size="18pt" style:font-size-asian="15pt" style:font-name-complex="OpenSymbol2" style:font-size-complex="18pt"/>
    </style:style>
    <style:style style:name="T106"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style:font-name="Calibri" fo:font-size="14pt" style:font-size-asian="12pt" style:font-size-complex="14pt"/>
    </style:style>
    <style:style style:name="T108" style:family="text">
      <style:text-properties fo:color="#1c1c1c" loext:opacity="100%" style:font-name="Courier New1" fo:font-size="13pt" fo:language="en" fo:country="CA" style:font-size-asian="11pt" style:font-name-complex="Courier New1" style:font-size-complex="13pt"/>
    </style:style>
    <style:style style:name="T109" style:family="text">
      <style:text-properties style:font-name="Courier New1" fo:font-size="13pt" style:font-size-asian="11pt" style:font-size-complex="13pt"/>
    </style:style>
    <style:style style:name="T110" style:family="text">
      <style:text-properties fo:color="#1c1c1c" loext:opacity="100%" style:font-name="Courier New1" fo:font-size="13pt" fo:language="en" fo:country="CA" style:font-size-asian="11pt" style:font-name-complex="Courier New" style:font-size-complex="13pt"/>
    </style:style>
    <style:style style:name="T111" style:family="text">
      <style:text-properties style:font-name="Liberation Sans"/>
    </style:style>
    <style:style style:name="T112" style:family="text">
      <style:text-properties style:font-name="Calibri" fo:font-weight="normal" style:font-weight-asian="normal" style:font-weight-complex="normal"/>
    </style:style>
    <style:style style:name="T11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1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07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2355941307344" text:id="ct2355941307344">
          <text:insertion>
            <office:change-info>
              <dc:creator>Auteur inconnu</dc:creator>
              <dc:date>2021-06-13T16:27:26.894000000</dc:date>
            </office:change-info>
          </text:insertion>
        </text:changed-region>
        <text:changed-region xml:id="ct2355941300624" text:id="ct2355941300624">
          <text:insertion>
            <office:change-info>
              <dc:creator>Auteur inconnu</dc:creator>
              <dc:date>2021-06-13T16:27:26.894000000</dc:date>
            </office:change-info>
          </text:insertion>
        </text:changed-region>
        <text:changed-region xml:id="ct2355941310464" text:id="ct2355941310464">
          <text:insertion>
            <office:change-info>
              <dc:creator>Auteur inconnu</dc:creator>
              <dc:date>2021-06-13T16:27:26.894000000</dc:date>
            </office:change-info>
          </text:insertion>
        </text:changed-region>
        <text:changed-region xml:id="ct2355941306144" text:id="ct2355941306144">
          <text:deletion>
            <office:change-info>
              <dc:creator>Auteur inconnu</dc:creator>
              <dc:date>2021-06-13T16:27:26.894000000</dc:date>
            </office:change-info>
            <text:p text:style-name="P92"/>
            <text:p text:style-name="P9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23">
        <draw:image xlink:href="Pictures/10000001000002000000020045441B21207A606D.png" xlink:type="simple" xlink:show="embed" xlink:actuate="onLoad" draw:mime-type="image/png"/>
      </draw:frame>
      <draw:frame text:anchor-type="page" text:anchor-page-number="1" draw:z-index="25" draw:name="Shape2_0" draw:style-name="gr30" draw:text-style-name="P124" svg:width="3.858cm" svg:height="1.493cm" svg:x="16.702cm" svg:y="0.319cm">
        <draw:text-box>
          <text:p text:style-name="P123"><text:span text:style-name="T113">V1.4.0</text:span></text:p>
        </draw:text-box>
      </draw:frame>
      <draw:frame text:anchor-type="page" text:anchor-page-number="1" draw:z-index="24" draw:name="Shape2" draw:style-name="gr31" draw:text-style-name="P127" svg:width="14.521cm" svg:height="4.377cm" svg:x="5.616cm" svg:y="1.113cm">
        <draw:text-box>
          <text:p text:style-name="P125"><text:span text:style-name="T114"/></text:p>
          <text:p text:style-name="P126"><text:span text:style-name="T115">Manuale utente</text:span></text:p>
        </draw:text-box>
      </draw:frame>
      <text:p text:style-name="P25"><draw:path text:anchor-type="char" draw:z-index="22" draw:name="Shape1" draw:style-name="gr32" draw:text-style-name="P128" svg:width="21.008cm" svg:height="7.181cm" svg:x="-2.105cm" svg:y="-1.446cm" svg:viewBox="0 0 21009 7182" svg:d="M8400 6411c1581-21 2572 771 4200 771s2487-757 4200-771 2900 544 4209 543l-4-6954h-20999c0 0-11 41-4 6413 1103 35 2592 766 4198 766 1607 0 2620-747 4200-768z"><text:p/></draw:path></text:p>
      <text:p text:style-name="P26"/>
      <text:p text:style-name="P26"/>
      <text:p text:style-name="P26"/>
      <text:p text:style-name="P3"/>
      <text:p text:style-name="P27"/>
      <text:h text:style-name="P66" text:outline-level="1">Caratteristiche del software</text:h>
      <text:p text:style-name="P38">PDF4Teachers è un software per correggere le copie in formato PDF (o sotto forma di file di copie scansionate o fotografate). Il suo scopo è fornire all'editor le funzionalità di modifica più efficienti possibili.</text:p>
      <text:p text:style-name="P38">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C.f. <text:bookmark-ref text:reference-format="chapter" text:ref-name="__RefHeading___Toc1185_1538708282">2</text:bookmark-ref>.Principio di modifica).</text:p>
      <text:p text:style-name="P97">L’outil d’évaluation chiffrée permet de créer un barème, de le copier sur d’autres copies, et d’exporter les notes d’un lot d’éditions vers un tableur, au format CSV.</text:p>
      <text:p text:style-name="P96">Le système de notation par compétence permet de créer différents devoirs, puis d’associer chaque copie avec un devoir. Il est possible d’importer/exporter les acquisitions vers SACoche.</text:p>
      <text:p text:style-name="P36"><text:span text:style-name="T100">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101">o</text:span>ppure attivando la modalità di modifica delle pagine.</text:p>
      <text:p text:style-name="P42"/>
      <text:p text:style-name="P56">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57">Le statistiche anonime includono :</text:p>
      <text:list xml:id="list264716187" text:style-name="L1">
        <text:list-item>
          <text:p text:style-name="P93">il tempo totale trascorso con la finestra principale dell'applicazione in primo piano,</text:p>
        </text:list-item>
        <text:list-item>
          <text:p text:style-name="P94">il numero di volte che l'applicazione è stata avviata,</text:p>
        </text:list-item>
        <text:list-item>
          <text:p text:style-name="P95">la lingua utilizzata.</text:p>
        </text:list-item>
      </text:list>
      <text:h text:style-name="P67" text:outline-level="1"><text:bookmark-start text:name="__RefHeading___Toc1185_1538708282"/>Principio di modifica<text:bookmark-end text:name="__RefHeading___Toc1185_1538708282"/></text:h>
      <text:p text:style-name="P40"><draw:frame draw:style-name="fr9" draw:name="Image1" text:anchor-type="paragraph" svg:x="0.034cm" svg:y="0.212cm" svg:width="8.276cm" svg:height="7.477cm" draw:z-index="84"><draw:image xlink:href="Pictures/10000000000002F3000002AAF35258882D6E1E10.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39">(vedi Strumenti → Debug → Apri cartella dati).</text:p>
      <text:p text:style-name="P39">Nella figura a sinistra vediamo un elemento testuale. Gli elementi possono essere spostati e modificati nelle schede del pannello di sinistra.</text:p>
      <text:p text:style-name="P48"/>
      <text:p text:style-name="P48"/>
      <text:p text:style-name="P37">La modifica del documento viene ricaricata come livello ogni volta che si apre il documento, ma il file PDF originale non viene modificato (tranne quando si ruotano, si aggiungono, si eliminano e si spostano le pagine).</text:p>
      <text:p text:style-name="P37">Una volta completata la modifica, il documento può essere esportato per creare un nuovo file PDF su cui verrà aggiunta l'intera modifica del documento (File → Esporta).</text:p>
      <text:p text:style-name="P37">È possibile esportare / importare file <text:span text:style-name="T93">modificati</text:span> con Strumenti → Esporta / Importa <text:span text:style-name="T93">modifica</text:span>.</text:p>
      <text:h text:style-name="P68" text:outline-level="1">Scheda File</text:h>
      <text:p text:style-name="P45"><draw:frame draw:style-name="fr8" draw:name="Image3" text:anchor-type="char" svg:x="0.067cm" svg:y="0.233cm" svg:width="6.525cm" svg:height="7.571cm" draw:z-index="49"><draw:image xlink:href="Pictures/1000000000000190000003C95BEE9E7D7389125B.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3">Questa scheda è solo un elenco di file che hai deciso di aggiungere all'elenco (File → Apri [...]).</text:p>
      <text:p text:style-name="P44">Consente un accesso più rapido a una serie di file PDF e fornisce informazioni sulla modifica del documento.</text:p>
      <text:p text:style-name="P47">È possibile aprire un file (doppio clic) o eseguire varie azioni su questi file utilizzando il menu contestuale (clic destro).</text:p>
      <text:p text:style-name="P41"/>
      <text:p text:style-name="P46">È anche possibile trascinare e rilasciare (cartella, file o immagine).</text:p>
      <text:p text:style-name="P46">L'ordine di visualizzazione dei file può essere impostato tramite i 4 pulsanti nella parte superiore della scheda.</text:p>
      <text:h text:style-name="P69" text:outline-level="1">Scheda Elementi testuali</text:h>
      <text:p text:style-name="P17"><draw:frame draw:style-name="fr4" draw:name="Image2" text:anchor-type="char" svg:x="0cm" svg:y="0.011cm" svg:width="19.001cm" svg:height="8.003cm" draw:z-index="85"><draw:image xlink:href="Pictures/10000000000005A10000025FFF849D2AC18EA7FE.png" xlink:type="simple" xlink:show="embed" xlink:actuate="onLoad" draw:mime-type="image/png"/></draw:frame></text:p>
      <text:p text:style-name="P18">La creazione di un nuovo elemento testuale avviene cliccando su e l'inserimento dell'elemento avviene nel campo di testo della scheda. L'elemento appare sul bordo sinistro del foglio. <text:span text:style-name="T84">L'altezza nella pagina</text:span> in cui appare corrisponde <text:span text:style-name="T84">all'ultimo punto </text:span>della pagina su cui si trova il puntatore del mouse. Ciò consente di pre-posizionare l'elemento prima di iniziare a digitarlo.</text:p>
      <text:p text:style-name="P28"/>
      <text:p text:style-name="P4">È anche possibile aggiungere un elemento di testo con un doppio clic sulla pagina o con la scorciatoia <draw:custom-shape text:anchor-type="as-char" svg:y="-0.409cm" draw:z-index="42" draw:name="Shape4_16"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43" draw:name="Shape4_17" draw:style-name="gr14" draw:text-style-name="P116" svg:width="0.646cm" svg:height="0.553cm"><text:p text:style-name="P115"><text:span text:style-name="T11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Quando si scrive un nuovo elemento di testo, gli elementi simili negli elenchi vengono evidenziati. Puoi sceglierne uno con le frecce sulla tastiera e poi aggiungerlo con <text:span text:style-name="T93">il tasto </text:span><draw:custom-shape text:anchor-type="as-char" svg:y="-0.409cm" draw:z-index="45" draw:name="Shape4_19" draw:style-name="gr27" draw:text-style-name="P116" svg:width="1.433cm" svg:height="0.553cm"><text:p text:style-name="P115"><text:span text:style-name="T111">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31"><text:span text:style-name="T87">L’</text:span>Elenco categorie « <text:span text:style-name="T87">Elementi</text:span> <text:span text:style-name="T93">P</text:span>referiti », « Elementi <text:span text:style-name="T93">P</text:span>recedenti », « Elementi su questo documento » consentire un rapido accesso agli elementi già creati. Gli elementi possono essere trascinati e rilasciati sulla pagina o aggiunti con un clic sinistro. Fa<text:span text:style-name="T87">cendo</text:span> clic con il tasto destro su un elemento del<text:span text:style-name="T87">l’</text:span> elenco, <text:span text:style-name="T93">su una </text:span>categoria o <text:span text:style-name="T93">su un </text:span>elemento d<text:span text:style-name="T93">ella</text:span> pagina fornisce l'accesso a varie funzioni tramite un menu di scelta rapida.</text:p>
      <text:p text:style-name="P35">La larghezza massima di un elemento di testo può essere impostata dal suo bordo destro. Questo bordo diventa rosso quando l'elemento è stato limitato in larghezza.La larghezza massima predefinita può essere modificata nelle impostazioni.</text:p>
      <text:h text:style-name="P74" text:outline-level="2"><text:soft-page-break/>Salva<text:span text:style-name="T87">re</text:span> elenchi di <text:span text:style-name="T87">elementi</text:span></text:h>
      <text:p text:style-name="P3"><text:span text:style-name="T44">L’ic</text:span><text:span text:style-name="T87">ona</text:span><text:span text:style-name="T44"> <text:s/></text:span><text:span text:style-name="T44"><draw:frame draw:style-name="fr2" draw:name="Image8" text:anchor-type="as-char" svg:y="-0.423cm" svg:width="0.6cm" svg:height="0.6cm" draw:z-index="17"><draw:image xlink:href="Pictures/100000010000001B0000001B287AF165D70BA09D.png" xlink:type="simple" xlink:show="embed" xlink:actuate="onLoad" draw:mime-type="image/png"/></draw:frame></text:span><text:span text:style-name="T44"><text:s/>consente di salvare l'elenco degli elementi preferiti o precedenti.</text:span></text:p>
      <text:p text:style-name="P3"><text:span text:style-name="T19">L’ic</text:span><text:span text:style-name="T35">ona</text:span><text:span text:style-name="T19"> </text:span><text:span text:style-name="T18"><draw:frame draw:style-name="fr2" draw:name="Image6" text:anchor-type="as-char" svg:y="-0.423cm" svg:width="0.6cm" svg:height="0.6cm" draw:z-index="18"><draw:image xlink:href="Pictures/100000010000001A0000001AAA5AB9DED97D37EC.png" xlink:type="simple" xlink:show="embed" xlink:actuate="onLoad" draw:mime-type="image/png"/></draw:frame></text:span><text:span text:style-name="T18"><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0"> </text:span></text:p>
      <text:h text:style-name="P75" text:outline-level="2"><text:span text:style-name="T88">D</text:span>ettagli sulle varie liste di elementi</text:h>
      <text:p text:style-name="P29"><text:span text:style-name="T43">Elementi</text:span><text:span text:style-name="T41"> </text:span><text:span text:style-name="T43">Preferiti</text:span><text:span text:style-name="T39"> :</text:span><text:span text:style-name="T24"> </text:span><text:span text:style-name="T25">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2"><text:span text:style-name="T43">Elementi Precedenti</text:span><text:span text:style-name="T42"> :</text:span><text:span text:style-name="T40"> Ogni nuovo elemento creato viene aggiunto all'elenco</text:span><text:span text:style-name="T23"> « Elementi precedenti »</text:span><text:span text:style-name="T21">.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3"> </text:span><text:span text:style-name="T26">(</text:span><text:span text:style-name="T27">Ic</text:span><text:span text:style-name="T36">ona</text:span><text:span text:style-name="T26"> </text:span><text:span text:style-name="T26"><draw:frame draw:style-name="fr1" draw:name="Image4" text:anchor-type="as-char" svg:y="-0.471cm" svg:width="0.709cm" svg:height="0.691cm" draw:z-index="19"><draw:image xlink:href="Pictures/100000010000002A000000296670527FCAD4C7F8.png" xlink:type="simple" xlink:show="embed" xlink:actuate="onLoad" draw:mime-type="image/png"/></draw:frame></text:span><text:span text:style-name="T26">) </text:span><text:span text:style-name="T28">È possibile scollegarlo tramite il menu contestuale. </text:span><text:span text:style-name="T38">È </text:span><text:span text:style-name="T28">possibile aggiungere e collegare un elemento premendo</text:span><text:span text:style-name="T32"> </text:span><text:span text:style-name="T60"><draw:custom-shape text:anchor-type="as-char" svg:y="-0.409cm" draw:z-index="44" draw:name="Shape4_18" draw:style-name="gr28" draw:text-style-name="P116" svg:width="1.163cm" svg:height="0.553cm"><text:p text:style-name="P115"><text:span text:style-name="T111">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1">quando lo si aggiunge.</text:span></text:p>
      <text:p text:style-name="P30">Gli elenchi di elementi, gli elementi preferiti e gli elementi precedenti vengono salvati in un file denominato <text:span text:style-name="T78"><draw:custom-shape text:anchor-type="as-char" svg:y="-0.409cm" draw:z-index="50" draw:name="Shape4_21" draw:style-name="gr25" draw:text-style-name="P122" svg:width="3.873cm" svg:height="0.553cm"><text:p text:style-name="P121"><text:span text:style-name="T107">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77" text:outline-level="2">Scrivere funzioni matematiche (LaTeX o LibreOffice Math)</text:h>
      <text:p text:style-name="P33"><text:span text:style-name="T78">È possibile scrivere elementi testuali in LaTeX avviando l'elemento con </text:span><text:span text:style-name="T78"><draw:custom-shape text:anchor-type="as-char" svg:y="-0.409cm" draw:z-index="92" draw:name="Shape4_58" draw:style-name="gr4" draw:text-style-name="P108" svg:width="0.856cm" svg:height="0.551cm"><text:p text:style-name="P107"><text:span text:style-name="T10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o circondando le parti LaTeX con </text:span><text:span text:style-name="T78"><draw:custom-shape text:anchor-type="as-char" svg:y="-0.409cm" draw:z-index="93" draw:name="Shape4_59" draw:style-name="gr3" draw:text-style-name="P108" svg:width="0.856cm" svg:height="0.553cm"><text:p text:style-name="P107"><text:span text:style-name="T10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 Allo stesso modo per il linguaggio LibreOffice Math, circondando le parti di LibreOffice Math con</text:span><text:span text:style-name="T85"> </text:span><text:span text:style-name="T99"><draw:custom-shape text:anchor-type="as-char" svg:y="-0.409cm" draw:z-index="87" draw:name="Shape4_60" draw:style-name="gr3" draw:text-style-name="P108" svg:width="0.856cm" svg:height="0.553cm"><text:p text:style-name="P107"><text:span text:style-name="T107">&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2"><text:span text:style-name="T73"><draw:custom-shape text:anchor-type="as-char" svg:y="-0.409cm" draw:z-index="88" draw:name="Shape4_61" draw:style-name="gr8" draw:text-style-name="P112" svg:width="1.542cm" svg:height="0.551cm"><text:p text:style-name="P111"><text:span text:style-name="T109">$$</text:span><text:span text:style-name="T110">\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56">p</text:span><text:span text:style-name="T57">er</text:span><text:span text:style-name="T58"> π </text:span><text:span text:style-name="T56">o altre lettere/simboli matematici</text:span></text:p>
      <text:p text:style-name="P61"><text:span text:style-name="T76"><draw:custom-shape text:anchor-type="as-char" svg:y="-0.409cm" draw:z-index="89" draw:name="Shape4_62" draw:style-name="gr7" draw:text-style-name="P110" svg:width="3.569cm" svg:height="0.551cm"><text:p text:style-name="P109"><text:span text:style-name="T108">$$\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6"><draw:frame draw:style-name="fr2" draw:name="Image7" text:anchor-type="as-char" svg:y="-0.508cm" svg:width="0.631cm" svg:height="0.651cm" draw:z-index="96"><draw:image xlink:href="Pictures/100000010000005200000054DB15B07DEA57C11A.png" xlink:type="simple" xlink:show="embed" xlink:actuate="onLoad" draw:mime-type="image/png"/></draw:frame></text:span><text:span text:style-name="T76"><text:s/></text:span><text:span text:style-name="T77">| </text:span><text:span text:style-name="T75"><draw:custom-shape text:anchor-type="as-char" svg:y="-0.409cm" draw:z-index="90" draw:name="Shape4_63" draw:style-name="gr6" draw:text-style-name="P110" svg:width="1.482cm" svg:height="0.551cm"><text:p text:style-name="P109"><text:span text:style-name="T108">$$\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75"><draw:frame draw:style-name="fr2" draw:name="Image33" text:anchor-type="as-char" svg:y="-0.342cm" svg:width="0.951cm" svg:height="0.439cm" draw:z-index="97"><draw:image xlink:href="Pictures/100000010000006C000000325258C43C9229C72D.png" xlink:type="simple" xlink:show="embed" xlink:actuate="onLoad" draw:mime-type="image/png"/></draw:frame></text:span></text:p>
      <text:p text:style-name="P60"><text:span text:style-name="T75"><draw:custom-shape text:anchor-type="as-char" svg:y="-0.409cm" draw:z-index="91" draw:name="Shape4_64" draw:style-name="gr5" draw:text-style-name="P110" svg:width="12.875cm" svg:height="0.551cm"><text:p text:style-name="P109"><text:span text:style-name="T108">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95">« Il vettore</text:span><text:span text:style-name="T96"> </text:span><text:span text:style-name="T95"><draw:frame draw:style-name="fr2" draw:name="Image34" text:anchor-type="as-char" svg:y="-0.653cm" svg:width="0.674cm" svg:height="0.741cm" draw:z-index="98"><draw:image xlink:href="Pictures/1000000100000066000000700B64205ABB71E86D.png" xlink:type="simple" xlink:show="embed" xlink:actuate="onLoad" draw:mime-type="image/png"/></draw:frame></text:span><text:span text:style-name="T95"><text:s/></text:span><text:span text:style-name="T97">è falso</text:span><text:span text:style-name="T96"> »</text:span></text:p>
      <text:p text:style-name="P34"><text:span text:style-name="T72"><draw:custom-shape text:anchor-type="as-char" svg:y="-0.409cm" draw:z-index="86" draw:name="Shape4_27" draw:style-name="gr9" draw:text-style-name="P110" svg:width="6.009cm" svg:height="0.551cm"><text:p text:style-name="P109"><text:span text:style-name="T108">&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draw:frame draw:style-name="fr1" draw:name="Image32" text:anchor-type="as-char" svg:y="-0.621cm" svg:width="1.739cm" svg:height="0.979cm" draw:z-index="99"><draw:image xlink:href="Pictures/10000000000000C00000006CE4E50C78B4FC0E00.png" xlink:type="simple" xlink:show="embed" xlink:actuate="onLoad" draw:mime-type="image/png"/></draw:frame></text:p>
      <text:h text:style-name="P70" text:outline-level="1">Scheda Note<text:change-start text:change-id="ct2355941307344"/></text:h>
      <text:p text:style-name="P9"><draw:frame draw:style-name="fr7" draw:name="Image9" text:anchor-type="char" svg:x="0.101cm" svg:y="0cm" svg:width="8.052cm" svg:height="12.264cm" draw:z-index="94"><draw:image xlink:href="Pictures/100000000000015400000243F27D4154895E17A0.png" xlink:type="simple" xlink:show="embed" xlink:actuate="onLoad" draw:mime-type="image/png"/></draw:frame><text:change-end text:change-id="ct2355941307344"/><text:span text:style-name="T25">Le descrizioni </text:span><text:span text:style-name="T37">dei </text:span><text:span text:style-name="T25">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2355941300624"/></text:p>
      <text:p text:style-name="P11"><text:change-end text:change-id="ct2355941300624"/><text:span text:style-name="T29">Il pulsante </text:span><text:span text:style-name="T29"><draw:frame draw:style-name="fr1" draw:name="Image10" text:anchor-type="as-char" svg:y="-0.448cm" svg:width="0.762cm" svg:height="0.626cm" draw:z-index="109"><draw:image xlink:href="Pictures/10000001000000460000003DBC1D2AB29FFE3762.png" xlink:type="simple" xlink:show="embed" xlink:actuate="onLoad" draw:mime-type="image/png"/></draw:frame></text:span><text:span text:style-name="T29"><text:s/></text:span><text:span text:style-name="T22">permette di copiare la scala per tutte le copie apert</text:span><text:span text:style-name="T37">e</text:span><text:span text:style-name="T22"> o nella stessa cartella. Se esiste già una scala nelle copie di destinazione, una finestra di dialogo offre opzioni per unire le scale.</text:span></text:p>
      <text:p text:style-name="P10"><text:span text:style-name="T29">Quando lo si desidera, le note di una serie di copie (o solo una) possono essere esportate su un foglio di calcolo in un file formato CSV con il pulsante </text:span><text:span text:style-name="T29"><draw:frame draw:style-name="fr2" draw:name="Image11" text:anchor-type="as-char" svg:y="-0.342cm" svg:width="0.751cm" svg:height="0.621cm" draw:z-index="108"><draw:image xlink:href="Pictures/10000001000000460000003CD2F4C569ACE27708.png" xlink:type="simple" xlink:show="embed" xlink:actuate="onLoad" draw:mime-type="image/png"/></draw:frame></text:span><text:span text:style-name="T29">.</text:span></text:p>
      <text:p text:style-name="P29">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2" draw:name="Image14" text:anchor-type="as-char" svg:y="-0.45cm" svg:width="0.665cm" svg:height="0.589cm" draw:z-index="107"><draw:image xlink:href="Pictures/10000001000000450000003D86BFD650C522F285.png" xlink:type="simple" xlink:show="embed" xlink:actuate="onLoad" draw:mime-type="image/png"/></draw:frame>.</text:p>
      <text:p text:style-name="P3"><text:span text:style-name="T31">La creazione di una nuova partitura nella scala viene eseguita da </text:span><text:span text:style-name="T31"><draw:frame draw:style-name="fr2" draw:name="Image12" text:anchor-type="as-char" svg:y="-0.443cm" svg:width="0.6cm" svg:height="0.6cm" draw:z-index="20"><draw:image xlink:href="Pictures/100000010000001C0000001CDD80EB32C440987F.png" xlink:type="simple" xlink:show="embed" xlink:actuate="onLoad" draw:mime-type="image/png"/></draw:frame></text:span><text:span text:style-name="T31">, che creerà una sottonota della nota adiacente al pulsante. Nella figura sopra, cliccando sul</text:span><text:span text:style-name="T30"> </text:span><text:span text:style-name="T30"><draw:frame draw:style-name="fr2" draw:name="Image15" text:anchor-type="as-char" svg:y="-0.443cm" svg:width="0.6cm" svg:height="0.6cm" draw:z-index="21"><draw:image xlink:href="Pictures/100000010000001C0000001CDD80EB32C440987F.png" xlink:type="simple" xlink:show="embed" xlink:actuate="onLoad" draw:mime-type="image/png"/></draw:frame></text:span><text:span text:style-name="T30"><text:s/></text:span><text:span text:style-name="T34">accanto alla nota l'Esercizio 1 creerà una nuova sottonota dopo la nota denominata c, allo stesso livello gerarchico di questa, e automaticamente denominata d.</text:span></text:p>
      <text:p text:style-name="P5">Le note non inserite non sono visibili sul documento, appariranno nell'ultima posizione del puntatore su una pagina. <text:span text:style-name="T84">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37">È</text:span><text:span text:style-name="T17"> possibile nominare una nota « Bonus </text:span><text:span text:style-name="T33">[...]</text:span><text:span text:style-name="T17"> » in modo che il suo totale non venga conteggiato nel totale della scala.</text:span></text:p>
      <text:h text:style-name="P73" text:outline-level="1"><text:soft-page-break/>Onglet de la notation par compétences</text:h>
      <text:p text:style-name="P99"><draw:frame draw:style-name="fr3" draw:name="Image20" text:anchor-type="char" svg:x="0.067cm" svg:y="0.185cm" svg:width="8.74cm" svg:height="7.848cm" draw:z-index="106"><draw:image xlink:href="Pictures/10000001000001E100000312878D9D1A6C9A671F.png" xlink:type="simple" xlink:show="embed" xlink:actuate="onLoad" draw:mime-type="image/png"/></draw:frame><text:span text:style-name="T102">Contrairement à la notation chiffrée, le système de notation par compétences fonctionne par Devoirs. Vous devez créer un devoir avec le bouton </text:span><text:span text:style-name="T102"><draw:frame draw:style-name="fr1" draw:name="Image13" text:anchor-type="as-char" svg:y="-0.575cm" svg:width="0.704cm" svg:height="0.704cm" draw:z-index="104"><draw:image xlink:href="Pictures/10000000000000340000003479EC07C0BF73B586.png" xlink:type="simple" xlink:show="embed" xlink:actuate="onLoad" draw:mime-type="image/png"/></draw:frame></text:span><text:span text:style-name="T102">. Vous pourrez ensuite ajouter des compétences à l’évaluation dans le premier onglet, et gérer le mode de notation dans le second.</text:span></text:p>
      <text:p text:style-name="P100">Une fois le devoir configuré, il est possible, pour chaque document, de l’associer avec l’évaluation en question, via le menu déroulant en haut de l’onglet des compétences.</text:p>
      <text:p text:style-name="P100">Il est ensuite possible d’attribuer une acquisition à chaque compétence de la liste de l’onglet (Utiliser le menu déroulant ou la touche du clavier associée). Pour réinitialiser une acquisition, presser <draw:custom-shape text:anchor-type="as-char" svg:y="-0.409cm" draw:z-index="105" draw:name="Shape4_ 6" draw:style-name="gr1" draw:text-style-name="P104" svg:width="1.008cm" svg:height="0.553cm"><text:p text:style-name="P103"><text:span text:style-name="T10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u le faire via le menu contextuel.</text:p>
      <text:p text:style-name="P100">Un élément tableau de compétences apparaîtra. Vous pouvez le déplacer et le redimensionner. <text:span text:style-name="T103">Il apparaîtra </text:span><text:span text:style-name="T104">par défaut</text:span><text:span text:style-name="T103"> lors de l’exportation.</text:span></text:p>
      <text:p text:style-name="P100"/>
      <text:p text:style-name="P101"><text:span text:style-name="T104">Il est possible d’importer la configuration du devoir depuis le logiciel de suivi d'acquisition de compétences SACoche. Dans ce cas, il est important de cocher « </text:span>Ajout d’informations sur les codes de notation pour PDF4Teachers. » <text:span text:style-name="T104">pour avoir les informations sur les différentes notations disponible.</text:span></text:p>
      <text:p text:style-name="P102">Il est ensuite possible d’associer à chaque copie un élève SACoche, ce qui permet l’export des acquisitions vers un fichier CSV qui peut par la suite être réimporté dans SACoche.</text:p>
      <text:p text:style-name="P102"/>
      <text:p text:style-name="P98"><text:span text:style-name="T17">L’export vers fichier CSV classique peut aussi être fait via les boutons en bas de la fenêtre de configuration du devoir (</text:span><text:span text:style-name="T17"><draw:frame draw:style-name="fr1" draw:name="Image36" text:anchor-type="as-char" svg:y="-0.496cm" svg:width="0.691cm" svg:height="0.691cm" draw:z-index="103"><draw:image xlink:href="Pictures/100000000000003400000034A92EF7F05F0F49A3.png" xlink:type="simple" xlink:show="embed" xlink:actuate="onLoad" draw:mime-type="image/png"/></draw:frame></text:span><text:span text:style-name="T17">).</text:span></text:p>
      <text:h text:style-name="P71" text:outline-level="1">Scheda Immagini ed elementi vettoriali</text:h>
      <text:p text:style-name="P15"><draw:frame draw:style-name="fr6" draw:name="Image31" text:anchor-type="char" svg:x="0.104cm" svg:y="-0.392cm" svg:width="5.592cm" svg:height="10.633cm" draw:z-index="75"><draw:image xlink:href="Pictures/1000000100000162000002A193AA487042FC3EB5.png" xlink:type="simple" xlink:show="embed" xlink:actuate="onLoad" draw:mime-type="image/png"/></draw:frame>Proprio come gli elementi testuali, le immagini e gli elementi vettoriali possono essere aggiunti ai preferiti e avere elenchi diversi.</text:p>
      <text:p text:style-name="P8">• Fare clic una volta su un'immagine o un disegno vettoriale da un elenco, quindi posizionarlo sulla pagina con un altro clic e trascinare per determinarne le dimensioni.</text:p>
      <text:list xml:id="list3262119418" text:style-name="L2">
        <text:list-item>
          <text:p text:style-name="P79">Il doppio clic consente di posizionare l'elemento direttamente sul documento allo stesso modo di un singolo clic sugli elementi testuali.</text:p>
        </text:list-item>
        <text:list-item>
          <text:p text:style-name="P79">L'elemento può anche essere trascinato e rilasciato direttamente su una pagina (più veloce, ma senza ridimensionamento).</text:p>
        </text:list-item>
      </text:list>
      <text:p text:style-name="P16"><text:span text:style-name="T89">Il pulsante</text:span> <draw:frame draw:style-name="fr1" draw:name="Image28" text:anchor-type="as-char" svg:y="-0.519cm" svg:width="0.66cm" svg:height="0.66cm" draw:z-index="100"><draw:image xlink:href="Pictures/1000000100000025000000256157657C11059838.png" xlink:type="simple" xlink:show="embed" xlink:actuate="onLoad" draw:mime-type="image/png"/></draw:frame><text:s/>consente di sostituire l'elemento selezionato con un altro file o di eseguire azioni su questo elemento.</text:p>
      <text:h text:style-name="P74" text:outline-level="2"><text:span text:style-name="T83">I</text:span>m<text:span text:style-name="T89">magini</text:span></text:h>
      <text:p text:style-name="P13"><text:span text:style-name="T79">Le immagini possono essere aggiunte a PDF4Teachers tramite la finestra Galleria (</text:span><text:span text:style-name="T90">Pulsante</text:span><text:span text:style-name="T79"> </text:span><text:span text:style-name="T79"><draw:custom-shape text:anchor-type="as-char" svg:y="-0.409cm" draw:z-index="73" draw:name="Shape4_10" draw:style-name="gr17" draw:text-style-name="P108" svg:width="1.537cm" svg:height="0.551cm"><text:p text:style-name="P107"><text:span text:style-name="T107">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 </text:span><text:span text:style-name="T90">sul</text:span><text:span text:style-name="T79"> menu </text:span><text:span text:style-name="T79"><draw:frame draw:style-name="fr2" draw:name="Image24" text:anchor-type="as-char" svg:y="-0.478cm" svg:width="0.661cm" svg:height="0.661cm" draw:z-index="101"><draw:image xlink:href="Pictures/100000010000002B0000002B259F52126B0AF182.png" xlink:type="simple" xlink:show="embed" xlink:actuate="onLoad" draw:mime-type="image/png"/></draw:frame></text:span><text:span text:style-name="T79">). I file sono aggiunt</text:span><text:span text:style-name="T90">i</text:span><text:span text:style-name="T79"> al</text:span><text:span text:style-name="T90">la</text:span><text:span text:style-name="T79"> gal</text:span><text:span text:style-name="T90">leria</text:span><text:span text:style-name="T79"> </text:span><draw:frame draw:style-name="fr5" draw:name="Image23" text:anchor-type="char" svg:x="0.088cm" svg:y="2.464cm" svg:width="18.854cm" svg:height="4.944cm" draw:z-index="74"><draw:image xlink:href="Pictures/10000001000003F500000185624B4128C7CE28A3.png" xlink:type="simple" xlink:show="embed" xlink:actuate="onLoad" draw:mime-type="image/png"/></draw:frame><text:span text:style-name="T79">usando il </text:span><text:span text:style-name="T90">loro </text:span><text:span text:style-name="T79">menu a discesa a destra :</text:span></text:p>
      <text:p text:style-name="P21"><text:span text:style-name="T80">È anche possibile aggiungere immagini all</text:span><text:span text:style-name="T94">a modifica</text:span><text:span text:style-name="T80"> senza passare dalla galleria, direttamente dal menu </text:span><text:span text:style-name="T80"><draw:frame draw:style-name="fr2" draw:name="Image25" text:anchor-type="as-char" svg:y="-0.418cm" svg:width="0.661cm" svg:height="0.661cm" draw:z-index="102"><draw:image xlink:href="Pictures/100000010000002B0000002B259F52126B0AF182.png" xlink:type="simple" xlink:show="embed" xlink:actuate="onLoad" draw:mime-type="image/png"/></draw:frame></text:span><text:span text:style-name="T80">.</text:span></text:p>
      <text:p text:style-name="P14"><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74" text:outline-level="2">Elementi vettoriali</text:h>
      <text:p text:style-name="P24"><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67" draw:name="Shape4_41" draw:style-name="gr21" draw:text-style-name="P108" svg:width="2.393cm" svg:height="0.551cm"><text:p text:style-name="P107"><text:span text:style-name="T107">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68" draw:name="Shape4_42" draw:style-name="gr20" draw:text-style-name="P108" svg:width="2.197cm" svg:height="0.551cm"><text:p text:style-name="P107"><text:span text:style-name="T107">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82" draw:name="Shape4_57" draw:style-name="gr10" draw:text-style-name="P108" svg:width="2.925cm" svg:height="0.551cm"><text:p text:style-name="P107"><text:span text:style-name="T107">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2">Un nuovo elemento vettoriale può essere creato con il menu <draw:frame draw:style-name="fr1" draw:name="Image26" text:anchor-type="as-char" svg:y="-0.534cm" svg:width="0.651cm" svg:height="0.651cm" draw:z-index="26"><draw:image xlink:href="Pictures/100000010000002A0000002A68787B5645B0E921.png" xlink:type="simple" xlink:show="embed" xlink:actuate="onLoad" draw:mime-type="image/png"/></draw:frame>. La scorciatoia<text:span text:style-name="T9"> </text:span><text:span text:style-name="T51"><draw:custom-shape text:anchor-type="as-char" svg:y="-0.409cm" draw:z-index="69" draw:name="Shape4_43"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text:span text:style-name="T52">+ </text:span><text:span text:style-name="T52"><draw:custom-shape text:anchor-type="as-char" svg:y="-0.409cm" draw:z-index="70" draw:name="Shape4_44" draw:style-name="gr14" draw:text-style-name="P116" svg:width="0.646cm" svg:height="0.553cm"><text:p text:style-name="P115"><text:span text:style-name="T11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text:span text:style-name="T81"><text:s/></text:span><text:span text:style-name="T53">permette di crearne uno nuovo avviando direttamente la modalità disegno.</text:span></text:p>
      <text:p text:style-name="P23"><text:span text:style-name="T50">Ogni elemento vettoriale può avere un solo colore di riempimento (disattivabile con </text:span><text:span text:style-name="T50"><draw:frame draw:style-name="fr1" draw:name="Image29" text:anchor-type="as-char" svg:y="-0.501cm" svg:width="0.76cm" svg:height="0.66cm" draw:z-index="54"><draw:image xlink:href="Pictures/100000010000002B0000002599E1FDEF71BFAE0C.png" xlink:type="simple" xlink:show="embed" xlink:actuate="onLoad" draw:mime-type="image/png"/></draw:frame></text:span><text:span text:style-name="T50">) e un colore di linea singola (larghezza regolabile con </text:span><text:span text:style-name="T50"><draw:frame draw:style-name="fr2" draw:name="Image30" text:anchor-type="as-char" svg:y="-0.471cm" svg:width="1.54cm" svg:height="0.66cm" draw:z-index="56"><draw:image xlink:href="Pictures/10000001000000570000002561AB1A0A8605B8CA.png" xlink:type="simple" xlink:show="embed" xlink:actuate="onLoad" draw:mime-type="image/png"/></draw:frame></text:span><text:span text:style-name="T50">).</text:span></text:p>
      <text:h text:style-name="P76" text:outline-level="2">Disegno vettoriale : <text:span text:style-name="T91">modalità di disegno</text:span><text:span text:style-name="T82"> de</text:span><text:span text:style-name="T91">gli elementi vettoriali</text:span></text:h>
      <text:p text:style-name="P64"><text:span text:style-name="T59">La modalità di disegno di un elemento vettoriale consente di modificarlo disegnando con il mouse, il trackpad o la tavoletta grafica, sull'intera superficie della pagina. Può essere attivato/disattivato con </text:span><text:span text:style-name="T59"><draw:frame draw:style-name="fr1" draw:name="Image27" text:anchor-type="as-char" svg:y="-0.448cm" svg:width="0.582cm" svg:height="0.596cm" draw:z-index="31"><draw:image xlink:href="Pictures/10000001000000290000002A4A7783E51BE09B4C.png" xlink:type="simple" xlink:show="embed" xlink:actuate="onLoad" draw:mime-type="image/png"/></draw:frame></text:span><text:span text:style-name="T59">, o un doppio clic, oppure </text:span><text:span text:style-name="T59"><draw:custom-shape text:anchor-type="as-char" svg:y="-0.455cm" draw:z-index="71" draw:name="Shape4_45" draw:style-name="gr19" draw:text-style-name="P116" svg:width="1.5cm" svg:height="0.553cm"><text:p text:style-name="P115"><text:span text:style-name="T111">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text:s/></text:span><text:span text:style-name="T62">su un elemento selezionato.</text:span></text:p>
      <text:p text:style-name="P65"><text:span text:style-name="T59">Le opzioni nel pannello delle figure consentono di disegnare linee rette o linee orizzontali/verticali. </text:span><text:span text:style-name="T70">È possibile disegnare senza dover cliccare</text:span><text:span text:style-name="T59">, premendo contemporaneamente su </text:span><text:span text:style-name="T59"><draw:custom-shape text:anchor-type="as-char" svg:y="-0.409cm" draw:z-index="72" draw:name="Shape4_46" draw:style-name="gr18" draw:text-style-name="P116" svg:width="1.696cm" svg:height="0.553cm"><text:p text:style-name="P115"><text:span text:style-name="T111">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 ; </text:span><text:span text:style-name="T63">questo è appositamente progettato per il disegno </text:span><text:span text:style-name="T64">sul</text:span><text:span text:style-name="T63"> trackpad.</text:span></text:p>
      <text:p text:style-name="P51">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52">Quando si esegue la modifica completamente a mano libera, è consigliabile abilitare le opzioni di suddivisione automatica degli elementi nelle impostazioni per evitare di creare un singolo elemento per pagina.</text:p>
      <text:p text:style-name="P62"><text:span text:style-name="T64">Il Pulsante</text:span><text:span text:style-name="T66"> </text:span><text:span text:style-name="T66"><draw:frame draw:style-name="fr1" draw:name="Image22" text:anchor-type="as-char" svg:y="-0.512cm" svg:width="0.66cm" svg:height="0.66cm" draw:z-index="47"><draw:image xlink:href="Pictures/1000000100000025000000256389449330BF5396.png" xlink:type="simple" xlink:show="embed" xlink:actuate="onLoad" draw:mime-type="image/png"/></draw:frame></text:span><text:span text:style-name="T66">, </text:span><text:span text:style-name="T67">o </text:span><text:span text:style-name="T64">il </text:span><text:span text:style-name="T67"><text:s/>tocc</text:span><text:span text:style-name="T64">o su</text:span><text:span text:style-name="T66"> </text:span><text:span text:style-name="T66"><draw:custom-shape text:anchor-type="as-char" svg:y="-0.409cm" draw:z-index="83" draw:name="Shape4_50" draw:style-name="gr1" draw:text-style-name="P104" svg:width="1.008cm" svg:height="0.553cm"><text:p text:style-name="P103"><text:span text:style-name="T10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rimuove solo l'ultimo segmento di una curva.</text:span></text:p>
      <text:p text:style-name="P63"><text:span text:style-name="T67">In modalità disegno, </text:span><text:span text:style-name="T66"><draw:custom-shape text:anchor-type="as-char" svg:y="-0.409cm" draw:z-index="76" draw:name="Shape4_49" draw:style-name="gr16" draw:text-style-name="P116" svg:width="1.318cm" svg:height="0.553cm"><text:p text:style-name="P115"><text:span text:style-name="T111">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text:span><text:span text:style-name="T68">rimuove </text:span><text:span text:style-name="T71">l'ultima curva</text:span><text:span text:style-name="T68"> da un elemento vettoriale.</text:span></text:p>
      <text:p text:style-name="P63"><text:span text:style-name="T69">La scorciatoia </text:span><text:span text:style-name="T60"><draw:custom-shape text:anchor-type="as-char" svg:y="-0.409cm" draw:z-index="77" draw:name="Shape4_51"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78" draw:name="Shape4_52" draw:style-name="gr14" draw:text-style-name="P116" svg:width="0.646cm" svg:height="0.553cm"><text:p text:style-name="P115"><text:span text:style-name="T111">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69"><text:s/></text:span><text:span text:style-name="T68">annulla </text:span><text:span text:style-name="T71">l'ultima curva</text:span><text:span text:style-name="T68"> dell'elemento vettoriale.</text:span></text:p>
      <text:h text:style-name="P78" text:outline-level="2">Maggiori informazioni su immagini ed elementi vettoriali</text:h>
      <text:p text:style-name="P53">Quando viene aggiunto ai preferiti o ai precedenti, l'elemento del documento è collegato a quello nell'elenco : qualsiasi modifica sul documento dell'elemento collegato, porta alla modifica dell'elemento in lista.</text:p>
      <text:p text:style-name="P55">Le immagini preferite sono collegate per impostazione predefinita quando vengono aggiunte al documento, ma questo riguarda solo le dimensioni e le opzioni : la modifica del percorso di origine di un'immagine nel documento non influisce sull'elenco.</text:p>
      <text:p text:style-name="P54">Nel menu <draw:custom-shape text:anchor-type="as-char" svg:y="-0.594cm" draw:z-index="79" draw:name="Shape4_53" draw:style-name="gr13" draw:text-style-name="P114" svg:width="3.887cm" svg:height="0.551cm"><text:p text:style-name="P113"><text:span text:style-name="T107">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80" draw:name="Shape4_54" draw:style-name="gr12" draw:text-style-name="P106" svg:width="6.153cm" svg:height="0.551cm"><text:p text:style-name="P105"><text:span text:style-name="T106">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92">con</text:span> <draw:custom-shape text:anchor-type="as-char" svg:y="-0.409cm" draw:z-index="81" draw:name="Shape4_55" draw:style-name="gr11" draw:text-style-name="P106" svg:width="5.968cm" svg:height="0.551cm"><text:p text:style-name="P105"><text:span text:style-name="T106">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 <text:span text:style-name="T86">s</text:span><text:span text:style-name="T86"><draw:custom-shape text:anchor-type="as-char" svg:y="-0.409cm" draw:z-index="95" draw:name="Shape4_ 1" draw:style-name="gr2" draw:text-style-name="P106" svg:width="5.164cm" svg:height="0.551cm"><text:p text:style-name="P105"><text:span text:style-name="T106">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 &gt;0,</text:span> aggiunge una freccia su ogni segmento.</text:p>
      <text:h text:style-name="P72" text:outline-level="1">Scorciatoie</text:h>
      <text:p text:style-name="P49"><draw:frame draw:style-name="fr4" draw:name="Image17" text:anchor-type="char" svg:x="-0.051cm" svg:y="-0.132cm" svg:width="6.255cm" svg:height="9.959cm" draw:z-index="51"><draw:image xlink:href="Pictures/10000001000000F500000186C111C21176E1F537.png" xlink:type="simple" xlink:show="embed" xlink:actuate="onLoad" draw:mime-type="image/png"/></draw:frame>Il doppio clic sulla pagina consente l'aggiunta di un elemento di testo nella posizione esatta del puntatore.</text:p>
      <text:p text:style-name="P19"><text:span text:style-name="T46">Facendo clic con il tasto destro su una pagina si accede a un menu contestuale che consente</text:span><text:span text:style-name="T47"> : </text:span></text:p>
      <text:p text:style-name="P20"><text:span text:style-name="T47">-posizionare la nota successiva </text:span><text:span text:style-name="T49">nella posizione del puntatore</text:span><text:span text:style-name="T47">,</text:span></text:p>
      <text:p text:style-name="P50">- aggiungere uno degli elementi testuali più utilizzati,</text:p>
      <text:p text:style-name="P20"><text:span text:style-name="T47">- aggiung</text:span><text:span text:style-name="T48">ere</text:span><text:span text:style-name="T47"> uno degli elementi vettoriali più utilizzati,</text:span></text:p>
      <text:p text:style-name="P50">- o una delle immagini più utilizzate (configurabile nelle preferenze).</text:p>
      <text:p text:style-name="P50">In questo menu contestuale, il click sinistro sul nome della nota proposta da inserire fornisce tutti i punti, e il click destro permette di inserire i punti senza utilizzare la tastiera.</text:p>
      <text:p text:style-name="P50">Facendo doppio clic su un elemento del voto, il voto viene impostato su 0.<text:change-start text:change-id="ct2355941310464"/></text:p>
      <text:p text:style-name="P91"><text:change-end text:change-id="ct2355941310464"/><text:change text:change-id="ct2355941306144"/></text:p>
      <text:p text:style-name="P58"/>
      <text:p text:style-name="P58">Oltre alle scorciatoie da tastiera della barra dei menu :</text:p>
      <text:p text:style-name="P59"><text:span text:style-name="T74">Usare </text:span><text:span text:style-name="T74"><draw:custom-shape text:anchor-type="as-char" svg:y="-0.409cm" draw:z-index="46" draw:name="Shape4_13" draw:style-name="gr26" draw:text-style-name="P116" svg:width="1.124cm" svg:height="0.553cm"><text:p text:style-name="P115"><text:span text:style-name="T111">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invece di </text:span><text:span text:style-name="T74"><draw:custom-shape text:anchor-type="as-char" svg:y="-0.409cm" draw:z-index="48" draw:name="Shape4_12"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per tastiere Mac.</text:span></text:p>
      <text:list xml:id="list2901242842" text:style-name="L3">
        <text:list-item>
          <text:p text:style-name="P84"><text:span text:style-name="T14"><draw:custom-shape text:anchor-type="as-char" svg:y="-0.409cm" draw:z-index="27" draw:name="Shape4"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28" draw:name="Shape4_0" draw:style-name="gr14" draw:text-style-name="P116" svg:width="0.646cm" svg:height="0.553cm"><text:p text:style-name="P115"><text:span text:style-name="T11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 un nuovo elemento di testo vuoto nella posizione del puntatore.</text:span></text:p>
        </text:list-item>
        <text:list-item>
          <text:p text:style-name="P80"><text:span text:style-name="T60"><draw:custom-shape text:anchor-type="as-char" svg:y="-0.409cm" draw:z-index="65" draw:name="Shape4_39"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66" draw:name="Shape4_40" draw:style-name="gr14" draw:text-style-name="P116" svg:width="0.646cm" svg:height="0.553cm"><text:p text:style-name="P115"><text:span text:style-name="T11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 </text:span><text:span text:style-name="T53">Crea un nuovo elemento vettoriale e avvia la modalità di modifica.</text:span></text:p>
        </text:list-item>
        <text:list-item>
          <text:p text:style-name="P85"><draw:custom-shape text:anchor-type="as-char" svg:y="-0.409cm" draw:z-index="29" draw:name="Shape4_1"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0" draw:name="Shape4_2" draw:style-name="gr14" draw:text-style-name="P116" svg:width="0.646cm" svg:height="0.553cm"><text:p text:style-name="P115"><text:span text:style-name="T111">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Seleziona il campo di testo della nota successiva da inserire.</text:p>
        </text:list-item>
        <text:list-item>
          <text:p text:style-name="P90"><draw:custom-shape text:anchor-type="as-char" svg:y="-0.409cm" draw:z-index="32" draw:name="Shape4_11"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3" draw:name="Shape4_15" draw:style-name="gr14" draw:text-style-name="P116" svg:width="0.646cm" svg:height="0.553cm"><text:p text:style-name="P115"><text:span text:style-name="T111">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un nuovo voto alla scala allo stesso livello gerarchico del voto selezionato nella scheda voti.</text:p>
        </text:list-item>
        <text:list-item>
          <text:p text:style-name="P86"><draw:custom-shape text:anchor-type="as-char" svg:y="-0.409cm" draw:z-index="34" draw:name="Shape4_3"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5" draw:name="Shape4_4" draw:style-name="gr29" draw:text-style-name="P116" svg:width="0.856cm" svg:height="0.553cm"><text:p text:style-name="P115"><text:span text:style-name="T11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l'elemento preferito corrispondente alla posizione del puntatore.</text:p>
        </text:list-item>
        <text:list-item>
          <text:p text:style-name="P85"><draw:custom-shape text:anchor-type="as-char" svg:y="-0.409cm" draw:z-index="36" draw:name="Shape4_5"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draw:custom-shape text:anchor-type="as-char" svg:y="-0.409cm" draw:z-index="37" draw:name="Shape4_7" draw:style-name="gr23" draw:text-style-name="P116" svg:width="0.862cm" svg:height="0.553cm"><text:p text:style-name="P115"><text:span text:style-name="T111">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8" draw:name="Shape4_6" draw:style-name="gr29" draw:text-style-name="P116" svg:width="0.856cm" svg:height="0.553cm"><text:p text:style-name="P115"><text:span text:style-name="T11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Carica l'elenco degli elementi preferiti corrispondente.</text:p>
        </text:list-item>
        <text:list-item>
          <text:p text:style-name="P87"><draw:custom-shape text:anchor-type="as-char" svg:y="-0.409cm" draw:z-index="39" draw:name="Shape4_8"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0" draw:name="Shape4_9" draw:style-name="gr23" draw:text-style-name="P116" svg:width="0.862cm" svg:height="0.553cm"><text:p text:style-name="P115"><text:span text:style-name="T11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1" draw:name="Shape4_14" draw:style-name="gr14" draw:text-style-name="P116" svg:width="0.646cm" svg:height="0.553cm"><text:p text:style-name="P115"><text:span text:style-name="T111">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 Salva gli elementi preferiti in un nuovo elenco.</text:span></text:p>
        </text:list-item>
        <text:list-item>
          <text:p text:style-name="P81"><text:span text:style-name="T60"><draw:custom-shape text:anchor-type="as-char" svg:y="-0.409cm" draw:z-index="52" draw:name="Shape4_28" draw:style-name="gr24" draw:text-style-name="P116" svg:width="1.093cm" svg:height="0.553cm"><text:p text:style-name="P115"><text:span text:style-name="T111">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 : </text:span><text:span text:style-name="T54">Naviga tra la scheda degli elementi testuali e le figure.</text:span></text:p>
        </text:list-item>
        <text:list-item>
          <text:p text:style-name="P82"><text:span text:style-name="T54"><draw:custom-shape text:anchor-type="as-char" svg:y="-0.409cm" draw:z-index="55" draw:name="Shape4_30"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3" draw:name="Shape4_29" draw:style-name="gr22" draw:text-style-name="P119" svg:width="0.639cm" svg:height="0.553cm"><text:p text:style-name="P120"><text:span text:style-name="T1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Ingrandisc</text:span><text:span text:style-name="T55">e</text:span><text:span text:style-name="T53"> un po' di più.</text:span></text:p>
        </text:list-item>
        <text:list-item>
          <text:p text:style-name="P80"><text:span text:style-name="T54"><draw:custom-shape text:anchor-type="as-char" svg:y="-0.409cm" draw:z-index="57" draw:name="Shape4_31"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8" draw:name="Shape4_32" draw:style-name="gr22" draw:text-style-name="P119" svg:width="0.639cm" svg:height="0.553cm"><text:p text:style-name="P117"><text:span text:style-name="T1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Adatta lo zoom alla larghezza della pagina.</text:span></text:p>
        </text:list-item>
        <text:list-item>
          <text:p text:style-name="P88"><text:span text:style-name="T10"><draw:custom-shape text:anchor-type="as-char" svg:y="-0.409cm" draw:z-index="61" draw:name="Shape4_35"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2" draw:name="Shape4_37" draw:style-name="gr23" draw:text-style-name="P116" svg:width="0.862cm" svg:height="0.553cm"><text:p text:style-name="P115"><text:span text:style-name="T11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4" draw:name="Shape4_36" draw:style-name="gr22" draw:text-style-name="P118" svg:width="0.639cm" svg:height="0.553cm"><text:p text:style-name="P117"><text:span text:style-name="T1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successivo dall'elenco nella scheda File.</text:span></text:p>
        </text:list-item>
        <text:list-item>
          <text:p text:style-name="P89"><text:span text:style-name="T10"><draw:custom-shape text:anchor-type="as-char" svg:y="-0.409cm" draw:z-index="59" draw:name="Shape4_33" draw:style-name="gr15" draw:text-style-name="P116" svg:width="0.92cm" svg:height="0.553cm"><text:p text:style-name="P11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0" draw:name="Shape4_34" draw:style-name="gr23" draw:text-style-name="P116" svg:width="0.862cm" svg:height="0.553cm"><text:p text:style-name="P115"><text:span text:style-name="T11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3" draw:name="Shape4_38" draw:style-name="gr22" draw:text-style-name="P118" svg:width="0.639cm" svg:height="0.553cm"><text:p text:style-name="P117"><text:span text:style-name="T1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precedente dall'elenco nella scheda Fil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Scorciatoie</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8-31T16:19:57.505000000</dc:date>
    <meta:editing-duration>P1DT15H41M53S</meta:editing-duration>
    <meta:editing-cycles>124</meta:editing-cycles>
    <meta:generator>LibreOffice/7.3.2.2$Windows_X86_64 LibreOffice_project/49f2b1bff42cfccbd8f788c8dc32c1c309559be0</meta:generator>
    <meta:document-statistic meta:table-count="0" meta:image-count="31" meta:object-count="0" meta:page-count="9" meta:paragraph-count="114" meta:word-count="2467" meta:character-count="15874" meta:non-whitespace-character-count="13474"/>
  </office:meta>
</office:document-meta>
</file>